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3" style:family="paragraph" style:parent-style-name="Subtitle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Century Gothic" fo:language="en" fo:country="US"/>
    </style:style>
    <style:style style:name="P6" style:family="paragraph" style:parent-style-name="Standard">
      <style:text-properties style:font-name="Century Gothic" fo:language="en" fo:country="US" fo:font-weight="bold" style:font-weight-asian="bold"/>
    </style:style>
    <style:style style:name="P7" style:family="paragraph" style:parent-style-name="Standard" style:list-style-name="WW8Num12">
      <style:text-properties style:font-name="Century Gothic" fo:language="en" fo:country="US"/>
    </style:style>
    <style:style style:name="P8" style:family="paragraph" style:parent-style-name="Standard"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11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ndale Mono" fo:font-size="12pt" fo:letter-spacing="normal" fo:font-style="normal" style:font-size-asian="12pt" style:font-size-complex="12pt"/>
    </style:style>
    <style:style style:name="T6" style:family="text">
      <style:text-properties style:font-name="Andale Mono"/>
    </style:style>
    <style:style style:name="T7" style:family="text">
      <style:text-properties style:font-name="Andale Mono" fo:language="en" fo:country="US"/>
    </style:style>
    <style:style style:name="T8" style:family="text">
      <style:text-properties style:font-name="Andale Mono" fo:language="en" fo:country="US"/>
    </style:style>
    <style:style style:name="T9" style:family="text">
      <style:text-properties style:font-name="Andale Mono" fo:font-size="12pt" style:font-size-asian="12pt" style:font-weight-asian="normal" style:font-size-complex="12pt" style:font-weight-complex="normal"/>
    </style:style>
    <style:style style:name="T10" style:family="text">
      <style:text-properties style:font-name="Century Gothic1" fo:language="en" fo:country="US"/>
    </style:style>
    <style:style style:name="T11" style:family="text">
      <style:text-properties style:font-name="Century Gothic1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3"><text:tab/>- Class &amp; Object</text:p>
      <text:p text:style-name="P5"/>
      <text:p text:style-name="P5"/>
      <text:p text:style-name="P6">Objective :</text:p>
      <text:list xml:id="list1088094231" text:style-name="WW8Num12">
        <text:list-item>
          <text:p text:style-name="P7">Memahami Class &amp; Object</text:p>
        </text:list-item>
      </text:list>
      <text:p text:style-name="P8"/>
      <text:p text:style-name="P8"/>
      <text:p text:style-name="P9">Tugas praktikum :<text:line-break/>Class &amp; Object.</text:p>
      <text:p text:style-name="P10"><text:span text:style-name="T2"><text:line-break/><text:tab/></text:span><text:span text:style-name="T3">1. Buatlah file Laptop.txt.</text:span></text:p>
      <text:p text:style-name="P12"><text:span text:style-name="T4"><text:tab/>2. Edit file Laptop.txt dengan sintaks seperti ini :<text:line-break/><text:line-break/><text:tab/><text:tab/></text:span><text:span text:style-name="T9">Acer,</text:span><text:span text:style-name="T5">Core 2,3500000</text:span></text:p>
      <text:p text:style-name="P1"><text:tab/><text:tab/>Dell,Core i3,5700000</text:p>
      <text:p text:style-name="P1"><text:tab/><text:tab/>Hp,Core i5,7800000</text:p>
      <text:p text:style-name="P1"><text:tab/><text:tab/>Toshiba,Core i3,7300000</text:p>
      <text:p text:style-name="P2"><text:tab/><text:tab/>Asus,Core i3,4000000</text:p>
      <text:p text:style-name="P11"><text:span text:style-name="T6"><text:line-break/><text:line-break/><text:tab/></text:span>3. Buatlah file Laptop.java.<text:span text:style-name="T6"><text:line-break/><text:tab/></text:span>4. Edit file Laptop.java dengan sintaks seperti ini :<text:line-break/><text:tab/><text:line-break/><text:tab/><text:tab/><text:span text:style-name="T7">public class Laptop {</text:span></text:p>
      <text:p text:style-name="P11"><text:span text:style-name="T7"><text:s text:c="4"/><text:tab/><text:tab/><text:tab/>private String merk;</text:span></text:p>
      <text:p text:style-name="P11"><text:span text:style-name="T7"><text:s text:c="4"/><text:tab/><text:tab/><text:tab/>private String processor;</text:span></text:p>
      <text:p text:style-name="P11"><text:span text:style-name="T7"><text:s text:c="4"/><text:tab/><text:tab/><text:tab/>private String harga;</text:span></text:p>
      <text:p text:style-name="P11"><text:span text:style-name="T7"></text:span></text:p>
      <text:p text:style-name="P11"><text:span text:style-name="T7"><text:s text:c="4"/><text:tab/><text:tab/><text:tab/>public String getHarga() {</text:span></text:p>
      <text:p text:style-name="P11"><text:span text:style-name="T7"><text:s text:c="8"/><text:tab/><text:tab/><text:tab/>return harga;</text:span></text:p>
      <text:p text:style-name="P11"><text:span text:style-name="T7"><text:s text:c="4"/><text:tab/><text:tab/><text:tab/>}</text:span></text:p>
      <text:p text:style-name="P11"><text:span text:style-name="T7"></text:span></text:p>
      <text:p text:style-name="P11"><text:span text:style-name="T7"><text:s text:c="4"/><text:tab/><text:tab/><text:tab/>public void setHarga(String harga) {</text:span></text:p>
      <text:p text:style-name="P11"><text:span text:style-name="T7"><text:s text:c="8"/><text:tab/><text:tab/><text:tab/>this.harga = harga;</text:span></text:p>
      <text:p text:style-name="P11"><text:span text:style-name="T7"><text:s text:c="4"/><text:tab/><text:tab/><text:tab/>}</text:span></text:p>
      <text:p text:style-name="P11"><text:span text:style-name="T7"></text:span></text:p>
      <text:p text:style-name="P11"><text:span text:style-name="T7"><text:s text:c="4"/><text:tab/><text:tab/><text:tab/>public String getProcessor() {</text:span></text:p>
      <text:p text:style-name="P11"><text:span text:style-name="T7"><text:s text:c="8"/><text:tab/><text:tab/><text:tab/>return processor;</text:span></text:p>
      <text:p text:style-name="P11"><text:span text:style-name="T7"><text:s text:c="4"/><text:tab/><text:tab/><text:tab/>}</text:span></text:p>
      <text:p text:style-name="P11"><text:span text:style-name="T7"></text:span></text:p>
      <text:p text:style-name="P11"><text:span text:style-name="T7"><text:s text:c="4"/><text:tab/><text:tab/><text:tab/>public void setProcessor(String processor) {</text:span></text:p>
      <text:p text:style-name="P11"><text:span text:style-name="T7"><text:s text:c="8"/><text:tab/><text:tab/><text:tab/>this.processor = processor;</text:span></text:p>
      <text:p text:style-name="P11"><text:span text:style-name="T7"><text:s text:c="4"/><text:tab/><text:tab/><text:tab/>}</text:span></text:p>
      <text:p text:style-name="P11"><text:span text:style-name="T7"></text:span></text:p>
      <text:p text:style-name="P11"><text:span text:style-name="T7"><text:s text:c="4"/><text:tab/><text:tab/><text:tab/>public String getMerk() {</text:span></text:p>
      <text:p text:style-name="P11"><text:span text:style-name="T7"><text:s text:c="8"/><text:tab/><text:tab/><text:tab/>return merk;</text:span></text:p>
      <text:p text:style-name="P11"><text:span text:style-name="T7"><text:s text:c="4"/><text:tab/><text:tab/><text:tab/>}</text:span></text:p>
      <text:p text:style-name="P11"><text:soft-page-break/><text:span text:style-name="T7"></text:span></text:p>
      <text:p text:style-name="P11"><text:span text:style-name="T7"><text:s text:c="4"/><text:tab/><text:tab/><text:tab/>public void setMerk(String merk) {</text:span></text:p>
      <text:p text:style-name="P11"><text:span text:style-name="T7"><text:s text:c="8"/><text:tab/><text:tab/><text:tab/>this.merk = merk;</text:span></text:p>
      <text:p text:style-name="P11"><text:span text:style-name="T7"><text:s text:c="4"/><text:tab/><text:tab/><text:tab/>}</text:span></text:p>
      <text:p text:style-name="P11"><text:span text:style-name="T7"></text:span></text:p>
      <text:p text:style-name="P11"><text:span text:style-name="T7"><text:tab/><text:tab/>}</text:span><text:line-break/><text:tab/></text:p>
      <text:p text:style-name="P11"><text:span text:style-name="T1"><text:tab/>5. Compile file Laptop.java menggunakan java compiler (javac) :<text:line-break/><text:line-break/></text:span><text:span text:style-name="T7"><text:tab/><text:tab/>$ javac Laptop.java<text:line-break/></text:span><text:span text:style-name="T1"><text:line-break/><text:tab/>6. Buatlah file LaptopMain.java.<text:line-break/><text:tab/>7. Edit file LaptopMain.java dengan sintaks seperti ini :<text:line-break/><text:line-break/></text:span><text:span text:style-name="T7">import java.io.BufferedInputStream;</text:span></text:p>
      <text:p text:style-name="P11"><text:span text:style-name="T7">import java.io.DataInputStream;</text:span></text:p>
      <text:p text:style-name="P11"><text:span text:style-name="T7">import java.io.File;</text:span></text:p>
      <text:p text:style-name="P11"><text:span text:style-name="T7">import java.io.FileInputStream;</text:span></text:p>
      <text:p text:style-name="P11"><text:span text:style-name="T7">import java.io.IOException;</text:span></text:p>
      <text:p text:style-name="P11"><text:span text:style-name="T7">import java.util.ArrayList;</text:span></text:p>
      <text:p text:style-name="P11"><text:span text:style-name="T7">import java.util.List;</text:span></text:p>
      <text:p text:style-name="P11"><text:span text:style-name="T7"></text:span></text:p>
      <text:p text:style-name="P11"><text:span text:style-name="T7">public class LaptopMain {</text:span></text:p>
      <text:p text:style-name="P11"><text:span text:style-name="T7"><text:tab/>public static void main(String[] args) {</text:span></text:p>
      <text:p text:style-name="P11"><text:span text:style-name="T7"><text:tab/><text:tab/>File file = new File("/home/izwan/Desktop/Pemrograman</text:span></text:p>
      <text:p text:style-name="P11"><text:span text:style-name="T7"><text:tab/><text:tab/>/Laptop.txt");</text:span></text:p>
      <text:p text:style-name="P11"><text:span text:style-name="T7"><text:tab/><text:tab/>FileInputStream fis = null;</text:span></text:p>
      <text:p text:style-name="P11"><text:span text:style-name="T7"><text:tab/><text:tab/>BufferedInputStream bis = null;</text:span></text:p>
      <text:p text:style-name="P11"><text:span text:style-name="T7"><text:tab/><text:tab/>DataInputStream dis = null;</text:span></text:p>
      <text:p text:style-name="P11"><text:span text:style-name="T7"><text:tab/><text:tab/>List&lt;Laptop&gt; listLaptop = new ArrayList&lt;Laptop&gt;();</text:span></text:p>
      <text:p text:style-name="P11"><text:span text:style-name="T7"></text:span></text:p>
      <text:p text:style-name="P11"><text:span text:style-name="T7"><text:tab/><text:tab/>try {</text:span></text:p>
      <text:p text:style-name="P11"><text:span text:style-name="T7"><text:tab/><text:tab/><text:tab/>fis = new FileInputStream(file);</text:span></text:p>
      <text:p text:style-name="P11"><text:span text:style-name="T7"><text:tab/><text:tab/><text:tab/>bis = new BufferedInputStream(fis);</text:span></text:p>
      <text:p text:style-name="P11"><text:span text:style-name="T7"><text:tab/><text:tab/><text:tab/>dis = new DataInputStream(bis);</text:span></text:p>
      <text:p text:style-name="P11"><text:span text:style-name="T7"></text:span></text:p>
      <text:p text:style-name="P11"><text:span text:style-name="T7"><text:tab/><text:tab/><text:tab/>while(dis.available() != 0){</text:span></text:p>
      <text:p text:style-name="P11"><text:span text:style-name="T7"><text:tab/><text:tab/><text:tab/><text:tab/>//memecah text perbaris menjadi beberapa kolom </text:span></text:p>
      <text:p text:style-name="P11"><text:span text:style-name="T7"><text:tab/><text:tab/><text:tab/><text:tab/>sesuai dengan pemisah koma</text:span></text:p>
      <text:p text:style-name="P11"><text:span text:style-name="T7"><text:tab/><text:tab/><text:tab/><text:tab/>String line = dis.readLine();</text:span></text:p>
      <text:p text:style-name="P11"><text:span text:style-name="T7"><text:tab/><text:tab/><text:tab/><text:tab/>String[] data = line.split(",");</text:span></text:p>
      <text:p text:style-name="P11"><text:span text:style-name="T7"></text:span></text:p>
      <text:p text:style-name="P11"><text:span text:style-name="T7"><text:tab/><text:tab/><text:tab/><text:tab/>Laptop l = new Laptop();</text:span></text:p>
      <text:p text:style-name="P11"><text:span text:style-name="T7"><text:tab/><text:tab/><text:tab/><text:tab/>l.setMerk(data[0]);</text:span></text:p>
      <text:p text:style-name="P11"><text:span text:style-name="T7"><text:tab/><text:tab/><text:tab/><text:tab/>l.setProcessor(data[1]);</text:span></text:p>
      <text:p text:style-name="P11"><text:span text:style-name="T7"><text:tab/><text:tab/><text:tab/><text:tab/>l.setHarga(data[2]);</text:span></text:p>
      <text:p text:style-name="P11"><text:span text:style-name="T7"></text:span></text:p>
      <text:p text:style-name="P11"><text:span text:style-name="T7"><text:tab/><text:tab/><text:tab/><text:tab/>listLaptop.add(l);</text:span></text:p>
      <text:p text:style-name="P11"><text:span text:style-name="T7"><text:tab/><text:tab/><text:tab/>}</text:span></text:p>
      <text:p text:style-name="P11"><text:span text:style-name="T7"></text:span></text:p>
      <text:p text:style-name="P11"><text:soft-page-break/><text:span text:style-name="T7"><text:tab/><text:tab/>} catch (IOException ex) {</text:span></text:p>
      <text:p text:style-name="P11"><text:span text:style-name="T7"><text:tab/><text:tab/><text:tab/>System.out.println("File " + file.getName() + " tidak </text:span></text:p>
      <text:p text:style-name="P11"><text:span text:style-name="T7"><text:tab/><text:tab/><text:tab/>ketemu !");</text:span></text:p>
      <text:p text:style-name="P11"><text:span text:style-name="T7"><text:tab/><text:tab/><text:tab/>System.out.println("Exception : " + ex.getMessage());</text:span></text:p>
      <text:p text:style-name="P11"><text:span text:style-name="T7"><text:tab/><text:tab/>}</text:span></text:p>
      <text:p text:style-name="P11"><text:span text:style-name="T7"></text:span></text:p>
      <text:p text:style-name="P11"><text:span text:style-name="T7"><text:tab/><text:tab/>for (Laptop lp : listLaptop) {</text:span></text:p>
      <text:p text:style-name="P11"><text:span text:style-name="T7"><text:tab/><text:tab/><text:tab/>System.out.println("=========================");</text:span></text:p>
      <text:p text:style-name="P11"><text:span text:style-name="T7"><text:tab/><text:tab/><text:tab/>System.out.println("Merk : " + lp.getMerk());</text:span></text:p>
      <text:p text:style-name="P11"><text:span text:style-name="T7"><text:tab/><text:tab/><text:tab/>System.out.println("Processor : " + </text:span></text:p>
      <text:p text:style-name="P11"><text:span text:style-name="T7"><text:tab/><text:tab/><text:tab/>lp.getProcessor());</text:span></text:p>
      <text:p text:style-name="P11"><text:span text:style-name="T7"><text:tab/><text:tab/><text:tab/>System.out.println("Harga : " + lp.getHarga());</text:span></text:p>
      <text:p text:style-name="P11"><text:span text:style-name="T7"><text:tab/><text:tab/>}</text:span></text:p>
      <text:p text:style-name="P11"><text:span text:style-name="T7"><text:tab/>}</text:span></text:p>
      <text:p text:style-name="P11"><text:span text:style-name="T7">}<text:line-break/><text:line-break/><text:tab/> </text:span><text:span text:style-name="T10">8. <text:s/></text:span><text:span text:style-name="T1">Compile file LaptopMain.java menggunakan java compiler (javac) :<text:line-break/><text:line-break/><text:tab/><text:tab/></text:span><text:span text:style-name="T7">$ javac LaptopMain.java<text:line-break/><text:line-break/><text:tab/> </text:span><text:span text:style-name="T10">9. </text:span><text:span text:style-name="T1">Setelah kompilasi berhasil, running file MahasiswaMain.java </text:span></text:p>
      <text:p text:style-name="P4"><text:span text:style-name="T10"><text:tab/> <text:s text:c="5"/>menggunakan perintah seperti berikut :<text:line-break/><text:tab/><text:line-break/><text:tab/><text:tab/></text:span><text:span text:style-name="T7">$ java LaptopMain<text:line-break/><text:line-break/><text:tab/>10. </text:span><text:span text:style-name="T10">Setelah proses running berhasil, lihat hasil running, jika berhasil akan</text:span></text:p>
      <text:p text:style-name="P4"><text:span text:style-name="T10"><text:tab/> <text:s text:c="6"/>muncul tampilan seperti di bawah ini :<text:line-break/></text:span></text:p>
      <text:p text:style-name="P4"><text:span text:style-name="T1"><text:tab/><text:tab/>=========================</text:span></text:p>
      <text:p text:style-name="P4"><text:span text:style-name="T1"><text:tab/><text:tab/>Merk : Acer</text:span></text:p>
      <text:p text:style-name="P4"><text:span text:style-name="T1"><text:tab/><text:tab/>Processor : Core 2</text:span></text:p>
      <text:p text:style-name="P4"><text:span text:style-name="T1"><text:tab/><text:tab/>Harga : 3500000</text:span></text:p>
      <text:p text:style-name="P4"><text:span text:style-name="T1"><text:tab/><text:tab/>=========================</text:span></text:p>
      <text:p text:style-name="P4"><text:span text:style-name="T1"><text:tab/><text:tab/>Merk : Dell</text:span></text:p>
      <text:p text:style-name="P4"><text:span text:style-name="T1"><text:tab/><text:tab/>Processor : Core i3</text:span></text:p>
      <text:p text:style-name="P4"><text:span text:style-name="T1"><text:tab/><text:tab/>Harga : 5700000</text:span></text:p>
      <text:p text:style-name="P4"><text:span text:style-name="T1"><text:tab/><text:tab/>=========================</text:span></text:p>
      <text:p text:style-name="P4"><text:span text:style-name="T1"><text:tab/><text:tab/>Merk : Hp</text:span></text:p>
      <text:p text:style-name="P4"><text:span text:style-name="T1"><text:tab/><text:tab/>Processor : Core i5</text:span></text:p>
      <text:p text:style-name="P4"><text:span text:style-name="T1"><text:tab/><text:tab/>Harga : 7800000</text:span></text:p>
      <text:p text:style-name="P4"><text:span text:style-name="T1"><text:tab/><text:tab/>=========================</text:span></text:p>
      <text:p text:style-name="P4"><text:span text:style-name="T1"><text:tab/><text:tab/>Merk : Toshiba</text:span></text:p>
      <text:p text:style-name="P4"><text:span text:style-name="T1"><text:tab/><text:tab/>Processor : Core i3</text:span></text:p>
      <text:p text:style-name="P4"><text:span text:style-name="T1"><text:tab/><text:tab/>Harga : 7300000</text:span></text:p>
      <text:p text:style-name="P4"><text:span text:style-name="T1"><text:tab/><text:tab/>=========================</text:span></text:p>
      <text:p text:style-name="P4"><text:span text:style-name="T1"><text:tab/><text:tab/>Merk : Asus</text:span></text:p>
      <text:p text:style-name="P4"><text:span text:style-name="T1"><text:tab/><text:tab/>Processor : Core i3</text:span></text:p>
      <text:p text:style-name="P4"><text:span text:style-name="T1"><text:tab/><text:tab/>Harga : 4000000</text:span></text:p>
      <text:p text:style-name="P4"><text:span text:style-name="T1"><text:tab/><text:tab/>Alamat : Jakarta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0T08:52:42</meta:creation-date>
    <dc:date>2011-10-10T09:41:45</dc:date>
    <dc:creator>izwan </dc:creator>
    <meta:editing-duration>PT00H31M37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3" meta:paragraph-count="115" meta:word-count="382" meta:character-count="3299"/>
  </office:meta>
</office:document-meta>
</file>